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b05a" officeooo:paragraph-rsid="0018b05a"/>
    </style:style>
    <style:style style:name="P2" style:family="paragraph" style:parent-style-name="Standard">
      <style:text-properties fo:font-weight="bold" officeooo:rsid="0018b05a" officeooo:paragraph-rsid="0018b05a" style:font-weight-asian="bold" style:font-weight-complex="bold"/>
    </style:style>
    <style:style style:name="P3" style:family="paragraph" style:parent-style-name="Standard">
      <style:text-properties fo:font-weight="bold" officeooo:rsid="001907e4" officeooo:paragraph-rsid="001907e4" style:font-weight-asian="bold" style:font-weight-complex="bold"/>
    </style:style>
    <style:style style:name="P4" style:family="paragraph" style:parent-style-name="Standard">
      <style:text-properties fo:font-weight="bold" officeooo:rsid="001a7239" officeooo:paragraph-rsid="001a7239" style:font-weight-asian="bold" style:font-weight-complex="bold"/>
    </style:style>
    <style:style style:name="P5" style:family="paragraph" style:parent-style-name="Standard">
      <style:text-properties fo:font-weight="normal" officeooo:rsid="0018b05a" officeooo:paragraph-rsid="0018b05a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8b05a" officeooo:paragraph-rsid="0018b05a" style:font-weight-asian="normal" style:font-weight-complex="normal"/>
    </style:style>
    <style:style style:name="P7" style:family="paragraph" style:parent-style-name="Standard">
      <style:text-properties fo:font-weight="normal" officeooo:rsid="001907e4" officeooo:paragraph-rsid="001907e4" style:font-weight-asian="normal" style:font-weight-complex="normal"/>
    </style:style>
    <style:style style:name="P8" style:family="paragraph" style:parent-style-name="Standard">
      <style:text-properties fo:font-weight="normal" officeooo:rsid="001a7239" officeooo:paragraph-rsid="001a7239" style:font-weight-asian="normal" style:font-weight-complex="normal"/>
    </style:style>
    <style:style style:name="P9" style:family="paragraph" style:parent-style-name="Standard" style:list-style-name="L2">
      <style:text-properties officeooo:paragraph-rsid="0018b05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b05a" style:font-weight-asian="bold" style:font-weight-complex="bold"/>
    </style:style>
    <style:style style:name="T3" style:family="text">
      <style:text-properties fo:font-weight="normal" officeooo:rsid="0018b05a" style:font-weight-asian="normal" style:font-weight-complex="normal"/>
    </style:style>
    <style:style style:name="T4" style:family="text">
      <style:text-properties officeooo:rsid="001907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WF – Simple WorkFlow Service</text:span> </text:p>
      <text:p text:style-name="P1"/>
      <text:p text:style-name="P1"/>
      <text:p text:style-name="P1"/>
      <text:p text:style-name="P1">Amazon Simple Workflow Service (Amazon SWF) is a <text:span text:style-name="T1">web service</text:span> that makes it easy to <text:span text:style-name="T1">coordinate work</text:span> across <text:span text:style-name="T1">distributed application components</text:span>.</text:p>
      <text:p text:style-name="P1"/>
      <text:p text:style-name="P1">SFS enables applications for a range of use cases, including media processing, web application backends, business process workflows, and analytics pipelines, to be designed as a coordination of tasks.</text:p>
      <text:p text:style-name="P1"/>
      <text:p text:style-name="P1">Tasks represents invocations of various processing steps in an application which can be performed by executable code, web service calls, human actions, and scripts.</text:p>
      <text:p text:style-name="P1"/>
      <text:p text:style-name="P1"/>
      <text:p text:style-name="P2">Scenario Question:</text:p>
      <text:p text:style-name="P5">Where its talking about you know youve got a human element to it and you need to choose a particular service where it involves any kind of human interaction or any king of manual process then youre going to be using SWF.</text:p>
      <text:p text:style-name="P2"/>
      <text:p text:style-name="P2">SWF vs SQS</text:p>
      <text:list xml:id="list2751081189" text:style-name="L2">
        <text:list-item>
          <text:p text:style-name="P9"><text:span text:style-name="T2">SQS</text:span><text:span text:style-name="T3"> has a retention period of up to 14 days, with </text:span><text:span text:style-name="T2">SWF</text:span><text:span text:style-name="T3">, workflow executions can last up to 1 year.</text:span></text:p>
        </text:list-item>
      </text:list>
      <text:list xml:id="list579025952" text:style-name="L1">
        <text:list-item>
          <text:p text:style-name="P6"><text:span text:style-name="T1">SWF</text:span> presents a <text:span text:style-name="T1">task-oriented</text:span> API, whereas <text:span text:style-name="T1">SQS</text:span> offers a <text:span text:style-name="T1">message-oriented</text:span> API</text:p>
        </text:list-item>
        <text:list-item>
          <text:p text:style-name="P6"><text:span text:style-name="T1">SWF</text:span> ensure that a task is assigned only once and is never duplicated. With Amazon <text:span text:style-name="T1">SQS</text:span>, you need to handle duplicated messages and may also neeed to ensure that a message is processed only once.</text:p>
        </text:list-item>
        <text:list-item>
          <text:p text:style-name="P6"><text:span text:style-name="T1">SWF</text:span> keeps track of all the tasks and events in an application. With <text:span text:style-name="T1">SQS</text:span>, you need to <text:span text:style-name="T4">i</text:span>mplement your own application-level tracking, especially if your application uses multiple queues.</text:p>
        </text:list-item>
      </text:list>
      <text:p text:style-name="P5"/>
      <text:p text:style-name="P3">SWF Actors</text:p>
      <text:p text:style-name="P7"><text:span text:style-name="T1">Workflow Startes</text:span> – An application that can initiate (start) a workflow. Could be your ecommerce website following the placement of an order, or a mobile app searching for bus times.</text:p>
      <text:p text:style-name="P7"/>
      <text:p text:style-name="P3">Deciders</text:p>
      <text:p text:style-name="P7">Control the flow of activity tasks in a workflow execution. If something has finished (or failed) in a workflow, a Deciver decides what to do next.</text:p>
      <text:p text:style-name="P7"/>
      <text:p text:style-name="P4">Activity Workers</text:p>
      <text:p text:style-name="P8">Carry out the activity tasks</text:p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6T21:01:17.433000000</meta:creation-date>
    <dc:date>2021-06-16T21:20:19.235000000</dc:date>
    <meta:editing-duration>PT7M39S</meta:editing-duration>
    <meta:editing-cycles>3</meta:editing-cycles>
    <meta:generator>LibreOffice/6.4.0.3$Windows_X86_64 LibreOffice_project/b0a288ab3d2d4774cb44b62f04d5d28733ac6df8</meta:generator>
    <meta:print-date>2021-06-16T21:20:15.320000000</meta:print-date>
    <meta:document-statistic meta:table-count="0" meta:image-count="0" meta:object-count="0" meta:page-count="1" meta:paragraph-count="17" meta:word-count="289" meta:character-count="1726" meta:non-whitespace-character-count="1455"/>
  </office:meta>
</office:document-meta>
</file>